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df37" officeooo:paragraph-rsid="0000df37"/>
    </style:style>
    <style:style style:name="P2" style:family="paragraph" style:parent-style-name="Standard">
      <style:text-properties officeooo:rsid="0000df37" officeooo:paragraph-rsid="00120811"/>
    </style:style>
    <style:style style:name="P3" style:family="paragraph" style:parent-style-name="Standard">
      <style:text-properties officeooo:rsid="000355bf" officeooo:paragraph-rsid="0000df37"/>
    </style:style>
    <style:style style:name="P4" style:family="paragraph" style:parent-style-name="Standard">
      <style:text-properties officeooo:rsid="0004d602" officeooo:paragraph-rsid="0004d602"/>
    </style:style>
    <style:style style:name="P5" style:family="paragraph" style:parent-style-name="Standard">
      <style:text-properties officeooo:rsid="000a73b6" officeooo:paragraph-rsid="000a73b6"/>
    </style:style>
    <style:style style:name="P6" style:family="paragraph" style:parent-style-name="Standard">
      <style:text-properties officeooo:rsid="000e0bb8" officeooo:paragraph-rsid="000e0bb8"/>
    </style:style>
    <style:style style:name="P7" style:family="paragraph" style:parent-style-name="Standard">
      <style:text-properties officeooo:rsid="00111e6b" officeooo:paragraph-rsid="00111e6b"/>
    </style:style>
    <style:style style:name="P8" style:family="paragraph" style:parent-style-name="Text_20_body" style:list-style-name="L1">
      <style:paragraph-properties fo:margin-top="0cm" fo:margin-bottom="0.265cm" loext:contextual-spacing="false" fo:orphans="2" fo:widows="2"/>
      <style:text-properties fo:font-variant="normal" fo:text-transform="none" fo:color="#333333" style:font-name="Helvetica Neue" fo:font-size="10.5pt" fo:letter-spacing="normal" fo:font-style="normal" fo:font-weight="normal"/>
    </style:style>
    <style:style style:name="P9" style:family="paragraph" style:parent-style-name="Text_20_body" style:list-style-name="L1">
      <style:paragraph-properties fo:margin-top="0cm" fo:margin-bottom="0cm" loext:contextual-spacing="false" fo:orphans="2" fo:widows="2"/>
      <style:text-properties fo:font-variant="normal" fo:text-transform="none" fo:color="#333333" style:font-name="Helvetica Neue" fo:font-size="10.5pt" fo:letter-spacing="normal" fo:font-style="normal" fo:font-weight="normal"/>
    </style:style>
    <style:style style:name="T1" style:family="text">
      <style:text-properties officeooo:rsid="0005e8e8"/>
    </style:style>
    <style:style style:name="T2" style:family="text">
      <style:text-properties officeooo:rsid="0006dce6"/>
    </style:style>
    <style:style style:name="T3" style:family="text">
      <style:text-properties officeooo:rsid="00085543"/>
    </style:style>
    <style:style style:name="T4" style:family="text">
      <style:text-properties officeooo:rsid="000b3497"/>
    </style:style>
    <style:style style:name="T5" style:family="text">
      <style:text-properties officeooo:rsid="000da635"/>
    </style:style>
    <style:style style:name="T6" style:family="text">
      <style:text-properties officeooo:rsid="000ebb6c"/>
    </style:style>
    <style:style style:name="T7" style:family="text">
      <style:text-properties officeooo:rsid="000f9a81"/>
    </style:style>
    <style:style style:name="T8" style:family="text">
      <style:text-properties officeooo:rsid="00105956"/>
    </style:style>
    <style:style style:name="T9" style:family="text">
      <style:text-properties officeooo:rsid="00111e6b"/>
    </style:style>
    <style:style style:name="T10" style:family="text">
      <style:text-properties officeooo:rsid="00129271"/>
    </style:style>
    <style:style style:name="T11" style:family="text">
      <style:text-properties officeooo:rsid="00156ec1"/>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80837288470018221" text:style-name="L1">
        <text:list-item>
          <text:p text:style-name="P8">Approach to the project</text:p>
          <text:list>
            <text:list-item>
              <text:p text:style-name="P9">Interaction with the team</text:p>
            </text:list-item>
            <text:list-item>
              <text:p text:style-name="P9">Overall project requirements</text:p>
            </text:list-item>
            <text:list-item>
              <text:p text:style-name="P9">Requirements for my contribution</text:p>
            </text:list-item>
          </text:list>
        </text:list-item>
        <text:list-item>
          <text:p text:style-name="P8">Performance of the development cycle</text:p>
        </text:list-item>
        <text:list-item>
          <text:p text:style-name="P8">The development process</text:p>
        </text:list-item>
        <text:list-item>
          <text:p text:style-name="P8">Code testing</text:p>
        </text:list-item>
        <text:list-item>
          <text:p text:style-name="P8">Known issues</text:p>
        </text:list-item>
        <text:list-item>
          <text:p text:style-name="P8">What worked and what didn't - problems and solutions</text:p>
        </text:list-item>
        <text:list-item>
          <text:p text:style-name="P8">Alternative strategies</text:p>
        </text:list-item>
        <text:list-item>
          <text:p text:style-name="P8">Personal insights</text:p>
        </text:list-item>
      </text:list>
      <text:p text:style-name="Standard"/>
      <text:p text:style-name="P7">Interaction with the team:</text:p>
      <text:p text:style-name="P7"/>
      <text:p text:style-name="Standard"/>
      <text:p text:style-name="P1">Known issues:</text:p>
      <text:p text:style-name="P2">- <text:span text:style-name="T9">- Rudo’s absence for the last week of the project meant the website is not fully integrated with the database and middle layer</text:span></text:p>
      <text:p text:style-name="P3">- Mutations and variations of the same gene are included in the database <text:span text:style-name="T2">(there’s a handful of common genes, like CCR5, which appear several times in the database)</text:span></text:p>
      <text:p text:style-name="P4">- There doesn’t seem to be <text:span text:style-name="T1">an easy way to find and remove variants, except that they often have the same gene or product name (but it’s often subtly different)</text:span></text:p>
      <text:p text:style-name="P4">- <text:span text:style-name="T3">query on chromosomal location doesn’t take into account ranges (only the upper and lower bound)</text:span></text:p>
      <text:p text:style-name="P4">- <text:span text:style-name="T6">definitions not properly annotated with docstrings (although most of my functions are fairly short)</text:span></text:p>
      <text:p text:style-name="P4">- <text:span text:style-name="T10">haven’t included a shell script to get the database up and running, so a user who downloads the repository would have to look at the documentation and execute the appropriate scripts manually (processor, parser, create tables, bulk load tables)</text:span></text:p>
      <text:p text:style-name="P4"/>
      <text:p text:style-name="P5">Alternative strategies:</text:p>
      <text:p text:style-name="P5">- <text:span text:style-name="T4">more denormalised DB structure, and the use of complex queries and/or views</text:span></text:p>
      <text:p text:style-name="P5">- <text:span text:style-name="T5">OOP; I didn’t really look into it, so I’m not sure exactly what the advantages or disadvantages would be. Perhaps it would have helped get rid of the redundant/overlapping parts of my functions. With so many separate functions there are a lot of places where the data integrity could be compromised</text:span></text:p>
      <text:p text:style-name="P5">- <text:span text:style-name="T8">Biopython</text:span></text:p>
      <text:p text:style-name="P5"/>
      <text:p text:style-name="P6">Personal insights:</text:p>
      <text:p text:style-name="P6">- I learned that you can’t plan too far ahead and make long to-do lists, because once errors crop up you need to change course quickly and adapt your code.</text:p>
      <text:p text:style-name="P6">- <text:span text:style-name="T11">I often found myself writing long chunks of code without any testing – only once it was all put together. This was perhaps not the best approach.</text:span></text:p>
      <text:p text:style-name="P6">- <text:span text:style-name="T7">You really need to get to know your data through comprehensive testing of short scripts that use re patterns, and by reading the documentation for the file format (in this case genban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02:50:15.026425039</meta:creation-date>
    <dc:date>2017-05-02T16:08:34.545294326</dc:date>
    <meta:editing-duration>PT11H55M44S</meta:editing-duration>
    <meta:editing-cycles>24</meta:editing-cycles>
    <meta:generator>LibreOffice/5.1.6.2$Linux_X86_64 LibreOffice_project/10m0$Build-2</meta:generator>
    <meta:document-statistic meta:table-count="0" meta:image-count="0" meta:object-count="0" meta:page-count="1" meta:paragraph-count="27" meta:word-count="371" meta:character-count="2155" meta:non-whitespace-character-count="1821"/>
  </office:meta>
</office:document-meta>
</file>